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Table1" style:family="table">
      <style:table-properties style:width="6.4813in" table:align="left"/>
    </style:style>
    <style:style style:name="Table1.A" style:family="table-column">
      <style:table-column-properties style:column-width="2.7778in"/>
    </style:style>
    <style:style style:name="Table1.B" style:family="table-column">
      <style:table-column-properties style:column-width="3.7035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Preformatted_20_Text">
      <style:paragraph-properties fo:margin-top="0in" fo:margin-bottom="0.1965in" style:contextual-spacing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ดีมากครับที่สังเกตโครงสร้างใหม่ของ Angular 17+ หรือ Angular 18–20<text:line-break/>Angular รุ่นใหม่ <text:span text:style-name="Strong_20_Emphasis">ใช้ Standalone Components เป็นหลัก</text:span> ซึ่ง <text:span text:style-name="Strong_20_Emphasis">ลดการใช้ Module และไฟล์ .module.ts ลงไปเยอะ</text:span> ทำให้เราเจอแค่ไฟล์พวกนี้ใน <text:span text:style-name="Source_20_Text">src/app/</text:span>:</text:p>
      <text:p text:style-name="Horizontal_20_Line"/>
      <text:h text:style-name="Heading_20_3" text:outline-level="3">📦 โครงสร้าง Standalone แบบใหม่ที่ Angular สร้างให้</text:h>
      <text:p text:style-name="Preformatted_20_Text"><text:span text:style-name="Source_20_Text">src/app/</text:span></text:p>
      <text:p text:style-name="Preformatted_20_Text"><text:span text:style-name="Source_20_Text">├── app.config.ts <text:s text:c="8"/># การตั้งค่าทั่วไปของแอป เช่น providers</text:span></text:p>
      <text:p text:style-name="Preformatted_20_Text"><text:span text:style-name="Source_20_Text">├── app.routes.ts <text:s text:c="8"/># ใช้แทน app-routing.module.ts</text:span></text:p>
      <text:p text:style-name="Preformatted_20_Text"><text:span text:style-name="Source_20_Text">├── app.ts <text:s text:c="15"/># Bootstrap แอป (แทน main.ts เดิม)</text:span></text:p>
      <text:p text:style-name="Preformatted_20_Text"><text:span text:style-name="Source_20_Text">├── app.component.ts <text:s text:c="5"/># Root component (standalone)</text:span></text:p>
      <text:p text:style-name="Preformatted_20_Text"><text:span text:style-name="Source_20_Text">├── app.component.html</text:span></text:p>
      <text:p text:style-name="Preformatted_20_Text"><text:span text:style-name="Source_20_Text">├── app.component.scss</text:span></text:p>
      <text:p text:style-name="P1"><text:span text:style-name="Source_20_Text">├── app.component.spec.ts</text:span></text:p>
      <text:p text:style-name="Horizontal_20_Line"/>
      <text:h text:style-name="Heading_20_2" text:outline-level="2">📌 สรุปว่า:</text:h>
      <text:h text:style-name="Heading_20_3" text:outline-level="3">❓ ต้องสร้าง <text:span text:style-name="Source_20_Text">app-routing.module.ts</text:span> เองไหม?</text:h>
      <text:p text:style-name="Quotations">❌ <text:span text:style-name="Strong_20_Emphasis">ไม่ต้องครับ</text:span> ถ้าใช้ <text:span text:style-name="Source_20_Text">app.routes.ts</text:span> แล้ว</text:p>
      <text:p text:style-name="Text_20_body">Angular รุ่นใหม่ใช้ routing แบบใหม่ที่เรียกว่า <text:span text:style-name="Strong_20_Emphasis">Standalone Routing Config</text:span> โดยไม่ต้องใช้ <text:span text:style-name="Source_20_Text">AppRoutingModule</text:span> อีกต่อไป</text:p>
      <text:p text:style-name="Horizontal_20_Line"/>
      <text:h text:style-name="Heading_20_3" text:outline-level="3">✅ ถ้าคุณจะใช้โครงสร้าง Modular (pages/, layout/, core/) ยังทำได้ไหม?</text:h>
      <text:p text:style-name="Quotations">✅ ได้แน่นอน! แค่ใช้แบบ <text:span text:style-name="Strong_20_Emphasis">Standalone Component + Routing</text:span> เท่านั้น<text:line-break/>และเราควรเขียน routing แบบใหม่ใน <text:span text:style-name="Source_20_Text">app.routes.ts</text:span> เลย เช่น:</text:p>
      <text:p text:style-name="Preformatted_20_Text"><text:span text:style-name="Source_20_Text">// app.routes.ts</text:span></text:p>
      <text:p text:style-name="Preformatted_20_Text"><text:span text:style-name="Source_20_Text">import { Routes } from '@angular/router';</text:span></text:p>
      <text:p text:style-name="Preformatted_20_Text"><text:span text:style-name="Source_20_Text">import { FullLayoutComponent } from './layout/full-layout/full-layout.component';</text:span></text:p>
      <text:p text:style-name="Preformatted_20_Text"/>
      <text:p text:style-name="Preformatted_20_Text"><text:span text:style-name="Source_20_Text">export const routes: Routes = [</text:span></text:p>
      <text:p text:style-name="Preformatted_20_Text"><text:span text:style-name="Source_20_Text"><text:s text:c="2"/>{</text:span></text:p>
      <text:p text:style-name="Preformatted_20_Text"><text:span text:style-name="Source_20_Text"><text:s text:c="4"/>path: '',</text:span></text:p>
      <text:p text:style-name="Preformatted_20_Text"><text:span text:style-name="Source_20_Text"><text:s text:c="4"/>component: FullLayoutComponent,</text:span></text:p>
      <text:p text:style-name="Preformatted_20_Text"><text:span text:style-name="Source_20_Text"><text:s text:c="4"/>children: [</text:span></text:p>
      <text:p text:style-name="Preformatted_20_Text"><text:span text:style-name="Source_20_Text"><text:s text:c="6"/>{</text:span></text:p>
      <text:p text:style-name="Preformatted_20_Text"><text:span text:style-name="Source_20_Text"><text:s text:c="8"/>path: 'dashboard',</text:span></text:p>
      <text:p text:style-name="Preformatted_20_Text"><text:span text:style-name="Source_20_Text"><text:s text:c="8"/>loadComponent: () =&gt;</text:span></text:p>
      <text:p text:style-name="Preformatted_20_Text"><text:span text:style-name="Source_20_Text"><text:s text:c="10"/>import('./pages/dashboard/dashboard.component').then(m =&gt; m.DashboardComponent)</text:span></text:p>
      <text:p text:style-name="Preformatted_20_Text"><text:span text:style-name="Source_20_Text"><text:s text:c="6"/>},</text:span></text:p>
      <text:p text:style-name="Preformatted_20_Text"><text:span text:style-name="Source_20_Text"><text:s text:c="6"/>{ path: '', redirectTo: 'dashboard', pathMatch: 'full' }</text:span></text:p>
      <text:p text:style-name="Preformatted_20_Text"><text:span text:style-name="Source_20_Text"><text:s text:c="4"/>]</text:span></text:p>
      <text:p text:style-name="Preformatted_20_Text"><text:span text:style-name="Source_20_Text"><text:s text:c="2"/>}</text:span></text:p>
      <text:p text:style-name="P1"><text:span text:style-name="Source_20_Text">];</text:span></text:p>
      <text:p text:style-name="Text_20_body"><text:soft-page-break/>และอย่าลืม:</text:p>
      <text:p text:style-name="Preformatted_20_Text"><text:span text:style-name="Source_20_Text">// app.config.ts</text:span></text:p>
      <text:p text:style-name="Preformatted_20_Text"><text:span text:style-name="Source_20_Text">import { provideRouter } from '@angular/router';</text:span></text:p>
      <text:p text:style-name="Preformatted_20_Text"><text:span text:style-name="Source_20_Text">import { routes } from './app.routes';</text:span></text:p>
      <text:p text:style-name="Preformatted_20_Text"/>
      <text:p text:style-name="Preformatted_20_Text"><text:span text:style-name="Source_20_Text">export const appConfig = {</text:span></text:p>
      <text:p text:style-name="Preformatted_20_Text"><text:span text:style-name="Source_20_Text"><text:s text:c="2"/>providers: [</text:span></text:p>
      <text:p text:style-name="Preformatted_20_Text"><text:span text:style-name="Source_20_Text"><text:s text:c="4"/>provideRouter(routes),</text:span></text:p>
      <text:p text:style-name="Preformatted_20_Text"><text:span text:style-name="Source_20_Text"><text:s text:c="2"/>],</text:span></text:p>
      <text:p text:style-name="P1"><text:span text:style-name="Source_20_Text">};</text:span></text:p>
      <text:p text:style-name="Horizontal_20_Line"/>
      <text:h text:style-name="Heading_20_2" text:outline-level="2">✅ สรุปสุดท้าย: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คุณใช้ Angular 17–20</text:p>
            </table:table-cell>
            <table:table-cell table:style-name="Table1.A1" office:value-type="string">
              <text:p text:style-name="Table_20_Heading">ทำแบบนี้</text:p>
            </table:table-cell>
          </table:table-row>
        </table:table-header-rows>
        <table:table-row>
          <table:table-cell table:style-name="Table1.A1" office:value-type="string">
            <text:p text:style-name="Table_20_Contents">✅ ใช้ <text:span text:style-name="Source_20_Text">app.routes.ts</text:span></text:p>
          </table:table-cell>
          <table:table-cell table:style-name="Table1.A1" office:value-type="string">
            <text:p text:style-name="Table_20_Contents">✔ ใช้ routing แบบใหม่ (ไม่ต้องใช้ module)</text:p>
          </table:table-cell>
        </table:table-row>
        <table:table-row>
          <table:table-cell table:style-name="Table1.A1" office:value-type="string">
            <text:p text:style-name="Table_20_Contents">✅ อยากแยก layout/pages แบบ modular</text:p>
          </table:table-cell>
          <table:table-cell table:style-name="Table1.A1" office:value-type="string">
            <text:p text:style-name="Table_20_Contents">✔ ได้เลย แต่ใช้ <text:span text:style-name="Source_20_Text">standalone: true</text:span> ทุก component</text:p>
          </table:table-cell>
        </table:table-row>
      </table:table>
      <text:p text:style-name="Horizontal_20_Line"/>
      <text:p text:style-name="Text_20_body">หากคุณอยากได้ตัวอย่าง template ที่ใช้ <text:span text:style-name="Source_20_Text">layout + dashboard</text:span> แบบ standalone + routing ใหม่ ผมเขียน scaffold ให้ได้ทันทีครับ ✅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19T01:06:45.854349100</meta:creation-date>
    <dc:date>2025-06-19T01:12:39.238848800</dc:date>
    <meta:editing-duration>PT5M53S</meta:editing-duration>
    <meta:editing-cycles>1</meta:editing-cycles>
    <meta:document-statistic meta:table-count="1" meta:image-count="0" meta:object-count="0" meta:page-count="2" meta:paragraph-count="50" meta:word-count="558" meta:character-count="1795" meta:non-whitespace-character-count="1525"/>
    <meta:generator>LibreOffice/25.2.4.3$Windows_X86_64 LibreOffice_project/33e196637044ead23f5c3226cde09b47731f7e27</meta:generator>
  </office:meta>
</office:document-meta>
</file>